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2_wild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verage fitness</text:p>
          </table:table-cell>
          <table:table-cell office:value-type="string" calcext:value-type="string">
            <text:p>Epoch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14" calcext:value-type="float">
            <text:p>24.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.86" calcext:value-type="float">
            <text:p>31.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.62" calcext:value-type="float">
            <text:p>32.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.86" calcext:value-type="float">
            <text:p>33.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.94" calcext:value-type="float">
            <text:p>34.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.08" calcext:value-type="float">
            <text:p>36.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.52" calcext:value-type="float">
            <text:p>37.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.22" calcext:value-type="float">
            <text:p>40.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.94" calcext:value-type="float">
            <text:p>43.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.86" calcext:value-type="float">
            <text:p>45.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.36" calcext:value-type="float">
            <text:p>46.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.04" calcext:value-type="float">
            <text:p>47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.02" calcext:value-type="float">
            <text:p>47.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.16" calcext:value-type="float">
            <text:p>47.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.86" calcext:value-type="float">
            <text:p>47.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.82" calcext:value-type="float">
            <text:p>48.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.78" calcext:value-type="float">
            <text:p>48.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.62" calcext:value-type="float">
            <text:p>48.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.76" calcext:value-type="float">
            <text:p>48.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.06" calcext:value-type="float">
            <text:p>49.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.88" calcext:value-type="float">
            <text:p>48.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.28" calcext:value-type="float">
            <text:p>49.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.62" calcext:value-type="float">
            <text:p>49.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.62" calcext:value-type="float">
            <text:p>49.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.96" calcext:value-type="float">
            <text:p>49.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.68" calcext:value-type="float">
            <text:p>49.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.56" calcext:value-type="float">
            <text:p>49.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.76" calcext:value-type="float">
            <text:p>49.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.66" calcext:value-type="float">
            <text:p>49.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.68" calcext:value-type="float">
            <text:p>49.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.86" calcext:value-type="float">
            <text:p>49.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.18" calcext:value-type="float">
            <text:p>50.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.48" calcext:value-type="float">
            <text:p>51.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.48" calcext:value-type="float">
            <text:p>51.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.82" calcext:value-type="float">
            <text:p>51.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.08" calcext:value-type="float">
            <text:p>52.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.12" calcext:value-type="float">
            <text:p>52.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.12" calcext:value-type="float">
            <text:p>52.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2.86" calcext:value-type="float">
            <text:p>52.8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.74" calcext:value-type="float">
            <text:p>52.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.94" calcext:value-type="float">
            <text:p>52.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.68" calcext:value-type="float">
            <text:p>52.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.54" calcext:value-type="float">
            <text:p>52.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.96" calcext:value-type="float">
            <text:p>52.9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2.94" calcext:value-type="float">
            <text:p>52.9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.34" calcext:value-type="float">
            <text:p>53.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.78" calcext:value-type="float">
            <text:p>53.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.94" calcext:value-type="float">
            <text:p>53.9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.54" calcext:value-type="float">
            <text:p>53.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3.98" calcext:value-type="float">
            <text:p>53.9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.92" calcext:value-type="float">
            <text:p>53.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.92" calcext:value-type="float">
            <text:p>53.9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.24" calcext:value-type="float">
            <text:p>53.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.76" calcext:value-type="float">
            <text:p>53.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3.66" calcext:value-type="float">
            <text:p>53.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.88" calcext:value-type="float">
            <text:p>53.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.02" calcext:value-type="float">
            <text:p>54.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.48" calcext:value-type="float">
            <text:p>54.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.62" calcext:value-type="float">
            <text:p>54.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.24" calcext:value-type="float">
            <text:p>56.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.46" calcext:value-type="float">
            <text:p>56.4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.36" calcext:value-type="float">
            <text:p>56.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.58" calcext:value-type="float">
            <text:p>56.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.72" calcext:value-type="float">
            <text:p>56.7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6.34" calcext:value-type="float">
            <text:p>56.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6.66" calcext:value-type="float">
            <text:p>56.6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.26" calcext:value-type="float">
            <text:p>56.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6.66" calcext:value-type="float">
            <text:p>56.6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6.98" calcext:value-type="float">
            <text:p>56.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.92" calcext:value-type="float">
            <text:p>56.9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.52" calcext:value-type="float">
            <text:p>56.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.92" calcext:value-type="float">
            <text:p>56.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6.92" calcext:value-type="float">
            <text:p>56.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.34" calcext:value-type="float">
            <text:p>56.3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6.66" calcext:value-type="float">
            <text:p>56.6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6.92" calcext:value-type="float">
            <text:p>56.9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6.86" calcext:value-type="float">
            <text:p>56.8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6.92" calcext:value-type="float">
            <text:p>56.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.76" calcext:value-type="float">
            <text:p>56.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6.64" calcext:value-type="float">
            <text:p>56.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6.96" calcext:value-type="float">
            <text:p>56.9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6.14" calcext:value-type="float">
            <text:p>56.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6.74" calcext:value-type="float">
            <text:p>56.7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6.98" calcext:value-type="float">
            <text:p>56.9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6.94" calcext:value-type="float">
            <text:p>56.9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6.62" calcext:value-type="float">
            <text:p>56.6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6.98" calcext:value-type="float">
            <text:p>56.9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6.98" calcext:value-type="float">
            <text:p>56.9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6.84" calcext:value-type="float">
            <text:p>56.8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6.66" calcext:value-type="float">
            <text:p>56.6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6.42" calcext:value-type="float">
            <text:p>56.4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6.44" calcext:value-type="float">
            <text:p>56.4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6.78" calcext:value-type="float">
            <text:p>56.7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6.74" calcext:value-type="float">
            <text:p>56.7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6.18" calcext:value-type="float">
            <text:p>56.1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6.96" calcext:value-type="float">
            <text:p>56.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6.92" calcext:value-type="float">
            <text:p>56.9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6.78" calcext:value-type="float">
            <text:p>56.7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.76" calcext:value-type="float">
            <text:p>56.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6.76" calcext:value-type="float">
            <text:p>56.7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.84" calcext:value-type="float">
            <text:p>56.8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6.64" calcext:value-type="float">
            <text:p>56.6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6.84" calcext:value-type="float">
            <text:p>56.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6.56" calcext:value-type="float">
            <text:p>56.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6.02" calcext:value-type="float">
            <text:p>56.0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6.68" calcext:value-type="float">
            <text:p>56.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6.48" calcext:value-type="float">
            <text:p>56.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6.62" calcext:value-type="float">
            <text:p>56.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6.92" calcext:value-type="float">
            <text:p>56.9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7.02" calcext:value-type="float">
            <text:p>57.0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7.08" calcext:value-type="float">
            <text:p>57.0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7.58" calcext:value-type="float">
            <text:p>57.5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7.68" calcext:value-type="float">
            <text:p>57.6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7.82" calcext:value-type="float">
            <text:p>57.8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7.84" calcext:value-type="float">
            <text:p>57.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7.78" calcext:value-type="float">
            <text:p>57.7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7.84" calcext:value-type="float">
            <text:p>57.8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7.88" calcext:value-type="float">
            <text:p>57.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7.64" calcext:value-type="float">
            <text:p>57.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7.28" calcext:value-type="float">
            <text:p>57.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7.66" calcext:value-type="float">
            <text:p>57.6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7.44" calcext:value-type="float">
            <text:p>57.4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7.96" calcext:value-type="float">
            <text:p>57.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7.68" calcext:value-type="float">
            <text:p>57.6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7.94" calcext:value-type="float">
            <text:p>57.9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7.36" calcext:value-type="float">
            <text:p>57.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7.62" calcext:value-type="float">
            <text:p>57.6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7.84" calcext:value-type="float">
            <text:p>57.8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7.84" calcext:value-type="float">
            <text:p>57.8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7.48" calcext:value-type="float">
            <text:p>57.4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7.58" calcext:value-type="float">
            <text:p>57.5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7.28" calcext:value-type="float">
            <text:p>57.2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7.98" calcext:value-type="float">
            <text:p>57.9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7.84" calcext:value-type="float">
            <text:p>57.8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7.92" calcext:value-type="float">
            <text:p>57.9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7.94" calcext:value-type="float">
            <text:p>57.9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7.96" calcext:value-type="float">
            <text:p>57.9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7.68" calcext:value-type="float">
            <text:p>57.6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7.96" calcext:value-type="float">
            <text:p>57.9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8.12" calcext:value-type="float">
            <text:p>58.1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8.04" calcext:value-type="float">
            <text:p>58.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8.44" calcext:value-type="float">
            <text:p>58.4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9.64" calcext:value-type="float">
            <text:p>59.6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9.64" calcext:value-type="float">
            <text:p>59.6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9.26" calcext:value-type="float">
            <text:p>59.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9.66" calcext:value-type="float">
            <text:p>59.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9.72" calcext:value-type="float">
            <text:p>59.7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9.88" calcext:value-type="float">
            <text:p>59.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9.88" calcext:value-type="float">
            <text:p>59.8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9.48" calcext:value-type="float">
            <text:p>59.4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9.24" calcext:value-type="float">
            <text:p>59.2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9.72" calcext:value-type="float">
            <text:p>59.7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9.56" calcext:value-type="float">
            <text:p>59.5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9.16" calcext:value-type="float">
            <text:p>59.1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9.48" calcext:value-type="float">
            <text:p>59.4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9.56" calcext:value-type="float">
            <text:p>59.5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9.88" calcext:value-type="float">
            <text:p>59.8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9.28" calcext:value-type="float">
            <text:p>59.2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9.56" calcext:value-type="float">
            <text:p>59.5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9.72" calcext:value-type="float">
            <text:p>59.7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9.76" calcext:value-type="float">
            <text:p>59.7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.44" calcext:value-type="float">
            <text:p>59.4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9.88" calcext:value-type="float">
            <text:p>59.8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9.92" calcext:value-type="float">
            <text:p>59.9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0.08" calcext:value-type="float">
            <text:p>60.0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0.36" calcext:value-type="float">
            <text:p>60.3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1.04" calcext:value-type="float">
            <text:p>61.0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2.56" calcext:value-type="float">
            <text:p>62.5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63.92" calcext:value-type="float">
            <text:p>63.9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3.92" calcext:value-type="float">
            <text:p>63.9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3.92" calcext:value-type="float">
            <text:p>63.9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nes</text:p>
          </table:table-cell>
          <table:table-cell office:value-type="string" calcext:value-type="string">
            <text:p>ID: 0 Fitness: <text:s/>64 Genes: [1, 0, 2, 0, 2, 2, 2, 0, 0, 1, 2, 2, 0, 2, 2, 0, 0, 0, 2, 2, 2, 0, 2, 0, 1, 1, 0, 2, 2, 2, 2, 0, 2, 2, 2, 2, 2, 2, 2, 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53:59.606783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5:54:49.550341412</dc:date>
    <meta:editing-duration>PT41M11S</meta:editing-duration>
    <meta:editing-cycles>4</meta:editing-cycles>
    <meta:generator>LibreOffice/6.0.6.2$Linux_X86_64 LibreOffice_project/00m0$Build-2</meta:generator>
    <meta:document-statistic meta:table-count="1" meta:cell-count="716" meta:object-count="0"/>
  </office:meta>
</office:document-meta>
</file>